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center" draw:textarea-vertical-align="middle" draw:auto-grow-height="true" draw:auto-grow-width="false" fo:min-height="0.848cm" fo:min-width="0cm" loext:decorative="false"/>
      <style:paragraph-properties style:writing-mode="lr-tb"/>
    </style:style>
    <style:style style:name="gr2" style:family="graphic" style:parent-style-name="standard">
      <style:graphic-properties loext:decorative="false"/>
    </style:style>
    <style:style style:name="co1" style:family="table-column">
      <style:table-column-properties style:column-width="2.584cm" style:use-optimal-column-width="false"/>
    </style:style>
    <style:style style:name="co2" style:family="table-column">
      <style:table-column-properties style:column-width="2.592cm" style:use-optimal-column-width="false"/>
    </style:style>
    <style:style style:name="ro1" style:family="table-row">
      <style:table-row-properties style:row-height="1.076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.548cm" svg:height="1.098cm" svg:x="15.197cm" svg:y="3.547cm">
          <draw:text-box>
            <text:p text:style-name="P1">mange</text:p>
          </draw:text-box>
        </draw:frame>
        <draw:frame draw:style-name="gr1" draw:text-style-name="P2" draw:layer="layout" svg:width="2.548cm" svg:height="1.098cm" svg:x="7.397cm" svg:y="3.547cm">
          <draw:text-box>
            <text:p text:style-name="P1">le</text:p>
          </draw:text-box>
        </draw:frame>
        <draw:frame draw:style-name="gr1" draw:text-style-name="P2" draw:layer="layout" svg:width="2.548cm" svg:height="1.098cm" svg:x="9.997cm" svg:y="3.547cm">
          <draw:text-box>
            <text:p text:style-name="P1">chat</text:p>
          </draw:text-box>
        </draw:frame>
        <draw:frame draw:style-name="gr1" draw:text-style-name="P2" draw:layer="layout" svg:width="2.548cm" svg:height="1.098cm" svg:x="12.597cm" svg:y="3.547cm">
          <draw:text-box>
            <text:p text:style-name="P1">rapide</text:p>
          </draw:text-box>
        </draw:frame>
        <draw:frame draw:style-name="gr1" draw:text-style-name="P2" draw:layer="layout" svg:width="2.548cm" svg:height="1.098cm" svg:x="17.797cm" svg:y="3.547cm">
          <draw:text-box>
            <text:p text:style-name="P1">la</text:p>
          </draw:text-box>
        </draw:frame>
        <draw:frame draw:style-name="gr1" draw:text-style-name="P2" draw:layer="layout" svg:width="2.548cm" svg:height="1.098cm" svg:x="20.297cm" svg:y="3.547cm">
          <draw:text-box>
            <text:p text:style-name="P1">souris</text:p>
          </draw:text-box>
        </draw:frame>
        <draw:frame draw:style-name="gr1" draw:text-style-name="P2" draw:layer="layout" svg:width="2.548cm" svg:height="1.098cm" svg:x="22.897cm" svg:y="3.547cm">
          <draw:text-box>
            <text:p text:style-name="P1">grise</text:p>
          </draw:text-box>
        </draw:frame>
        <draw:frame draw:style-name="gr2" draw:layer="layout" svg:width="18.095cm" svg:height="1.075cm" svg:x="7.351cm" svg:y="4.8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.45</text:p>
              </table:table-cell>
              <table:table-cell>
                <text:p text:style-name="P1">0.1</text:p>
              </table:table-cell>
              <table:table-cell>
                <text:p text:style-name="P1">0</text:p>
              </table:table-cell>
              <table:table-cell>
                <text:p text:style-name="P1">0.45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14T08:40:00.979515900</meta:creation-date>
    <dc:date>2026-04-16T12:22:36.731936400</dc:date>
    <meta:editing-duration>PT48M18S</meta:editing-duration>
    <meta:editing-cycles>7</meta:editing-cycles>
    <meta:generator>LibreOffice/26.2.1.2$Windows_X86_64 LibreOffice_project/620$Build-2</meta:generator>
    <meta:document-statistic meta:object-count="8"/>
  </office:meta>
</office:document-meta>
</file>